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🟢 <text:span text:style-name="Strong_20_Emphasis">Nivel 1 – Básico (Funciones simples)</text:span></text:h>
      <text:h text:style-name="Heading_20_3" text:outline-level="3"><text:span text:style-name="Strong_20_Emphasis">1. Función saludo</text:span></text:h>
      <text:p text:style-name="Text_20_body">Crea una función <text:span text:style-name="Source_20_Text">saludar(nombre)</text:span> que imprima:<text:line-break/><text:span text:style-name="Source_20_Text">Hola, &lt;nombre&gt;</text:span></text:p>
      <text:h text:style-name="Heading_20_3" text:outline-level="3"><text:span text:style-name="Strong_20_Emphasis">2. Suma simple</text:span></text:h>
      <text:p text:style-name="Text_20_body">Crea una función <text:span text:style-name="Source_20_Text">sumar(a, b)</text:span> que retorne la suma de dos números.</text:p>
      <text:h text:style-name="Heading_20_3" text:outline-level="3"><text:span text:style-name="Strong_20_Emphasis">3. Área de un rectángulo</text:span></text:h>
      <text:p text:style-name="Text_20_body">Crea una función <text:span text:style-name="Source_20_Text">area_rectangulo(base, altura)</text:span> que retorne el área.</text:p>
      <text:h text:style-name="Heading_20_3" text:outline-level="3"><text:span text:style-name="Strong_20_Emphasis">4. Número par</text:span></text:h>
      <text:p text:style-name="Text_20_body">Crea una función <text:span text:style-name="Source_20_Text">es_par(n)</text:span> que retorne <text:span text:style-name="Source_20_Text">True</text:span> si es par, <text:span text:style-name="Source_20_Text">False</text:span> si no.</text:p>
      <text:h text:style-name="Heading_20_3" text:outline-level="3"><text:span text:style-name="Strong_20_Emphasis">5. Convertir Celsius a Fahrenheit</text:span></text:h>
      <text:p text:style-name="Text_20_body">Crea una función <text:span text:style-name="Source_20_Text">celsius_a_fahrenheit(c)</text:span>.</text:p>
      <text:p text:style-name="Horizontal_20_Line"/>
      <text:h text:style-name="Heading_20_1" text:outline-level="1">🟡 <text:span text:style-name="Strong_20_Emphasis">Nivel 2 – Intermedio (Lógica + Condicionales + Loops)</text:span></text:h>
      <text:h text:style-name="Heading_20_3" text:outline-level="3"><text:span text:style-name="Strong_20_Emphasis">6. Contar vocales</text:span></text:h>
      <text:p text:style-name="Text_20_body">Crea una función <text:span text:style-name="Source_20_Text">contar_vocales(texto)</text:span> que retorne cuántas vocales tiene.</text:p>
      <text:h text:style-name="Heading_20_3" text:outline-level="3"><text:span text:style-name="Strong_20_Emphasis">7. Máximo de una lista</text:span></text:h>
      <text:p text:style-name="Text_20_body">Crea una función <text:span text:style-name="Source_20_Text">max_lista(lista)</text:span> sin usar <text:span text:style-name="Source_20_Text">max()</text:span>.</text:p>
      <text:h text:style-name="Heading_20_3" text:outline-level="3"><text:span text:style-name="Strong_20_Emphasis">8. Factorial</text:span></text:h>
      <text:p text:style-name="Text_20_body">Crea una función <text:span text:style-name="Source_20_Text">factorial(n)</text:span> que calcule el factorial de un número.</text:p>
      <text:h text:style-name="Heading_20_3" text:outline-level="3"><text:span text:style-name="Strong_20_Emphasis">9. Número primo</text:span></text:h>
      <text:p text:style-name="Text_20_body">Crea una función <text:span text:style-name="Source_20_Text">es_primo(n)</text:span> que retorne <text:span text:style-name="Source_20_Text">True</text:span> o <text:span text:style-name="Source_20_Text">False</text:span>.</text:p>
      <text:h text:style-name="Heading_20_3" text:outline-level="3"><text:span text:style-name="Strong_20_Emphasis">10. Invertir cadena</text:span></text:h>
      <text:p text:style-name="Text_20_body">Crea una función <text:span text:style-name="Source_20_Text">invertir(texto)</text:span> que retorne el texto al revés sin usar slicing.</text:p>
      <text:h text:style-name="Heading_20_3" text:outline-level="3"><text:soft-page-break/><text:span text:style-name="Strong_20_Emphasis">11. Contar palabras</text:span></text:h>
      <text:p text:style-name="Text_20_body">Crea <text:span text:style-name="Source_20_Text">contar_palabras(frase)</text:span> que retorne cuántas palabras tiene una frase.</text:p>
      <text:h text:style-name="Heading_20_3" text:outline-level="3"><text:span text:style-name="Strong_20_Emphasis">12. Fibonacci</text:span></text:h>
      <text:p text:style-name="Text_20_body">Crea una función <text:span text:style-name="Source_20_Text">fibonacci(n)</text:span> que retorne la serie hasta n elementos.</text:p>
      <text:p text:style-name="Horizontal_20_Line"/>
      <text:h text:style-name="Heading_20_1" text:outline-level="1">🔵 <text:span text:style-name="Strong_20_Emphasis">Nivel 3 – Intermedio alto (Listas, Diccionarios, Validaciones)</text:span></text:h>
      <text:h text:style-name="Heading_20_3" text:outline-level="3"><text:span text:style-name="Strong_20_Emphasis">13. Eliminar duplicados</text:span></text:h>
      <text:p text:style-name="Text_20_body">Crea <text:span text:style-name="Source_20_Text">eliminar_duplicados(lista)</text:span> que retorne una lista sin repetir elementos (sin usar <text:span text:style-name="Source_20_Text">set()</text:span>).</text:p>
      <text:h text:style-name="Heading_20_3" text:outline-level="3"><text:span text:style-name="Strong_20_Emphasis">14. Frecuencia de caracteres</text:span></text:h>
      <text:p text:style-name="Text_20_body">Crea <text:span text:style-name="Source_20_Text">frecuencia(texto)</text:span> que retorne un diccionario con cada carácter y su cantidad.</text:p>
      <text:h text:style-name="Heading_20_3" text:outline-level="3"><text:span text:style-name="Strong_20_Emphasis">15. Buscar elemento</text:span></text:h>
      <text:p text:style-name="Text_20_body">Crea <text:span text:style-name="Source_20_Text">buscar(lista, objetivo)</text:span> que retorne el índice del objetivo o -1 si no existe.</text:p>
      <text:h text:style-name="Heading_20_3" text:outline-level="3"><text:span text:style-name="Strong_20_Emphasis">16. Validar contraseña</text:span></text:h>
      <text:p text:style-name="Text_20_body">Crea <text:span text:style-name="Source_20_Text">validar_password(password)</text:span> con reglas:</text:p>
      <text:list text:style-name="L1">
        <text:list-item>
          <text:p text:style-name="P1">+8 caracteres</text:p>
        </text:list-item>
        <text:list-item>
          <text:p text:style-name="P1">al menos 1 mayúscula</text:p>
        </text:list-item>
        <text:list-item>
          <text:p text:style-name="P1">al menos 1 número</text:p>
        </text:list-item>
      </text:list>
      <text:p text:style-name="Text_20_body">Retornar <text:span text:style-name="Source_20_Text">"Válida"</text:span> o <text:span text:style-name="Source_20_Text">"Inválida"</text:span>.</text:p>
      <text:p text:style-name="Horizontal_20_Line"/>
      <text:h text:style-name="Heading_20_1" text:outline-level="1">🔴 <text:span text:style-name="Strong_20_Emphasis">Nivel 4 – Avanzado (Recursión, manejo de archivos, funciones de orden superior)</text:span></text:h>
      <text:h text:style-name="Heading_20_3" text:outline-level="3"><text:span text:style-name="Strong_20_Emphasis">17. Suma recursiva</text:span></text:h>
      <text:p text:style-name="Text_20_body">Crea <text:span text:style-name="Source_20_Text">suma_recursiva(n)</text:span> que calcule la suma 1 + 2 + ... + n con recursión.</text:p>
      <text:h text:style-name="Heading_20_3" text:outline-level="3"><text:span text:style-name="Strong_20_Emphasis">18. Aplanar una lista</text:span></text:h>
      <text:p text:style-name="Text_20_body">Crea una función <text:span text:style-name="Source_20_Text">aplanar(lista)</text:span> que convierta listas anidadas en una sola lista:<text:line-break/>Ejemplo: <text:span text:style-name="Source_20_Text">[1, [2, 3], [4, [5]]] → [1,2,3,4,5]</text:span></text:p>
      <text:h text:style-name="Heading_20_3" text:outline-level="3"><text:soft-page-break/><text:span text:style-name="Strong_20_Emphasis">19. Leer archivo</text:span></text:h>
      <text:p text:style-name="Text_20_body">Crea <text:span text:style-name="Source_20_Text">leer_archivo(nombre)</text:span> que retorne la cantidad de líneas que tiene un archivo <text:span text:style-name="Source_20_Text">.txt</text:span>.</text:p>
      <text:h text:style-name="Heading_20_3" text:outline-level="3"><text:span text:style-name="Strong_20_Emphasis">20. Aplicar función</text:span></text:h>
      <text:p text:style-name="Text_20_body">Crea <text:span text:style-name="Source_20_Text">aplicar(lista, funcion)</text:span> que aplique una función a todos los elementos de la lista:<text:line-break/>Ejemplo:<text:line-break/><text:span text:style-name="Source_20_Text">aplicar([1,2,3], lambda x: x*2)</text:span> → <text:span text:style-name="Source_20_Text">[2,4,6]</text:span></text:p>
      <text:p text:style-name="Horizontal_20_Line"/>
      <text:p text:style-name="Text_20_body"/>
      <text:h text:style-name="Heading_20_1" text:outline-level="1">🟢 <text:span text:style-name="Strong_20_Emphasis">Nivel 1 – Básico (Listas y tuplas)</text:span></text:h>
      <text:h text:style-name="Heading_20_3" text:outline-level="3"><text:span text:style-name="Strong_20_Emphasis">1. Acceder a elementos</text:span></text:h>
      <text:p text:style-name="Text_20_body">Dada una lista de números, imprime el primer y último elemento usando índices.</text:p>
      <text:h text:style-name="Heading_20_3" text:outline-level="3"><text:span text:style-name="Strong_20_Emphasis">2. Modificar lista</text:span></text:h>
      <text:p text:style-name="Text_20_body">Crea una lista con 5 colores y cambia el tercer color por otro.</text:p>
      <text:h text:style-name="Heading_20_3" text:outline-level="3"><text:span text:style-name="Strong_20_Emphasis">3. Agregar elementos</text:span></text:h>
      <text:p text:style-name="Text_20_body">Agrega tres elementos nuevos a una lista vacía usando <text:span text:style-name="Source_20_Text">append()</text:span>.</text:p>
      <text:h text:style-name="Heading_20_3" text:outline-level="3"><text:span text:style-name="Strong_20_Emphasis">4. Eliminar elementos</text:span></text:h>
      <text:p text:style-name="Text_20_body">Elimina el segundo elemento de una lista de animales usando <text:span text:style-name="Source_20_Text">del</text:span> o <text:span text:style-name="Source_20_Text">pop()</text:span>.</text:p>
      <text:h text:style-name="Heading_20_3" text:outline-level="3"><text:span text:style-name="Strong_20_Emphasis">5. Sumar elementos</text:span></text:h>
      <text:p text:style-name="Text_20_body">Crea una tupla con números y calcula su suma sin convertirla en lista.</text:p>
      <text:p text:style-name="Horizontal_20_Line"/>
      <text:h text:style-name="Heading_20_1" text:outline-level="1">🟡 <text:span text:style-name="Strong_20_Emphasis">Nivel 2 – Intermedio (Listas, sets, diccionarios)</text:span></text:h>
      <text:h text:style-name="Heading_20_3" text:outline-level="3"><text:span text:style-name="Strong_20_Emphasis">6. Contar elementos repetidos</text:span></text:h>
      <text:p text:style-name="Text_20_body">Dada una lista de nombres, contar cuántas veces aparece un nombre específico.</text:p>
      <text:h text:style-name="Heading_20_3" text:outline-level="3"><text:span text:style-name="Strong_20_Emphasis">7. Ordenar lista</text:span></text:h>
      <text:p text:style-name="Text_20_body">Ordena una lista de números de forma ascendente sin usar <text:span text:style-name="Source_20_Text">sort()</text:span> (usar lógica propia).</text:p>
      <text:h text:style-name="Heading_20_3" text:outline-level="3"><text:span text:style-name="Strong_20_Emphasis">8. Unir dos listas</text:span></text:h>
      <text:p text:style-name="Text_20_body">Une dos listas de igual longitud elemento por elemento formando una nueva lista de tuplas.</text:p>
      <text:h text:style-name="Heading_20_3" text:outline-level="3"><text:soft-page-break/><text:span text:style-name="Strong_20_Emphasis">9. Filtrar elementos</text:span></text:h>
      <text:p text:style-name="Text_20_body">Dada una lista de números, crear una nueva lista con solo los números pares.</text:p>
      <text:h text:style-name="Heading_20_3" text:outline-level="3"><text:span text:style-name="Strong_20_Emphasis">10. Eliminar duplicados</text:span></text:h>
      <text:p text:style-name="Text_20_body">Dada una lista con elementos repetidos, genera una nueva lista sin duplicados.</text:p>
      <text:h text:style-name="Heading_20_3" text:outline-level="3"><text:span text:style-name="Strong_20_Emphasis">11. Intersección de sets</text:span></text:h>
      <text:p text:style-name="Text_20_body">Dado dos sets, obtener los elementos que tienen en común.</text:p>
      <text:h text:style-name="Heading_20_3" text:outline-level="3"><text:span text:style-name="Strong_20_Emphasis">12. Diccionario simple</text:span></text:h>
      <text:p text:style-name="Text_20_body">Crea un diccionario que almacene un nombre, edad y ciudad, e imprime cada valor.</text:p>
      <text:p text:style-name="Horizontal_20_Line"/>
      <text:h text:style-name="Heading_20_1" text:outline-level="1">🔵 <text:span text:style-name="Strong_20_Emphasis">Nivel 3 – Intermedio alto (Diccionarios, comprensión, manipulación avanzada)</text:span></text:h>
      <text:h text:style-name="Heading_20_3" text:outline-level="3"><text:span text:style-name="Strong_20_Emphasis">13. Actualizar diccionario</text:span></text:h>
      <text:p text:style-name="Text_20_body">Modifica un diccionario agregando una nueva clave con su valor.</text:p>
      <text:h text:style-name="Heading_20_3" text:outline-level="3"><text:span text:style-name="Strong_20_Emphasis">14. Invertir diccionario</text:span></text:h>
      <text:p text:style-name="Text_20_body">Dado un diccionario, crear otro donde claves y valores estén invertidos.</text:p>
      <text:h text:style-name="Heading_20_3" text:outline-level="3"><text:span text:style-name="Strong_20_Emphasis">15. Contar frecuencia</text:span></text:h>
      <text:p text:style-name="Text_20_body">Dado un texto, contar cuántas veces aparece cada letra usando un diccionario.</text:p>
      <text:h text:style-name="Heading_20_3" text:outline-level="3"><text:span text:style-name="Strong_20_Emphasis">16. Comprensión de listas</text:span></text:h>
      <text:p text:style-name="Text_20_body">Generar una lista con el cuadrado de cada número del 1 al 10 usando list comprehension.</text:p>
      <text:h text:style-name="Heading_20_3" text:outline-level="3"><text:span text:style-name="Strong_20_Emphasis">17. Matriz (lista de listas)</text:span></text:h>
      <text:p text:style-name="Text_20_body">Dada una matriz, imprime solo los elementos de la diagonal principal.</text:p>
      <text:p text:style-name="Horizontal_20_Line"/>
      <text:h text:style-name="Heading_20_1" text:outline-level="1">🔴 <text:span text:style-name="Strong_20_Emphasis">Nivel 4 – Avanzado (Estructuras anidadas, manipulación profunda)</text:span></text:h>
      <text:h text:style-name="Heading_20_3" text:outline-level="3"><text:span text:style-name="Strong_20_Emphasis">18. Aplanar lista</text:span></text:h>
      <text:p text:style-name="Text_20_body">Dada una lista con listas internas, convertirla en una sola lista sin anidación.</text:p>
      <text:h text:style-name="Heading_20_3" text:outline-level="3"><text:soft-page-break/><text:span text:style-name="Strong_20_Emphasis">19. Fusionar diccionarios</text:span></text:h>
      <text:p text:style-name="Text_20_body">Fusionar dos diccionarios, sumando valores si la clave existe en ambos.</text:p>
      <text:h text:style-name="Heading_20_3" text:outline-level="3"><text:span text:style-name="Strong_20_Emphasis">20. Analizar una colección compleja</text:span></text:h>
      <text:p text:style-name="Text_20_body">Dado un diccionario que contiene listas como valores, contar cuántos elementos totales hay entre todas las listas internas.</text:p>
      <text:p text:style-name="Horizontal_20_Line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08:48:55.330837342</meta:creation-date>
    <dc:date>2025-11-29T14:07:36.788581224</dc:date>
    <meta:editing-duration>PT1H16M38S</meta:editing-duration>
    <meta:editing-cycles>1</meta:editing-cycles>
    <meta:document-statistic meta:table-count="0" meta:image-count="0" meta:object-count="0" meta:page-count="5" meta:paragraph-count="92" meta:word-count="699" meta:character-count="4407" meta:non-whitespace-character-count="3795"/>
    <meta:generator>LibreOffice/24.2.7.2$Linux_X86_64 LibreOffice_project/420$Build-2</meta:generator>
  </office:meta>
</office:document-meta>
</file>